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738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611cm"/>
    </style:style>
    <style:style style:name="co5" style:family="table-column">
      <style:table-column-properties fo:break-before="auto" style:column-width="3.311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Segoe UI" fo:font-size="12pt" fo:language="none" fo:country="none" style:font-name-asian="Segoe UI" style:font-size-asian="12pt" style:language-asian="none" style:country-asian="none" style:font-name-complex="Segoe UI" style:font-size-complex="12pt" style:language-complex="none" style:country-complex="none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8"/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aractéristique </text:p>
          </table:table-cell>
          <table:table-cell office:value-type="string">
            <text:p>développeur junior en France</text:p>
          </table:table-cell>
          <table:table-cell table:number-columns-repeated="2"/>
          <table:table-cell office:value-type="string">
            <text:p>Caractéristique </text:p>
          </table:table-cell>
          <table:table-cell office:value-type="string">
            <text:p><text:s/>Chef de projet en France</text:p>
          </table:table-cell>
          <table:table-cell/>
        </table:table-row>
        <table:table-row table:style-name="ro1">
          <table:table-cell office:value-type="string">
            <text:p>Salaire en Brut</text:p>
          </table:table-cell>
          <table:table-cell table:style-name="ce1" office:value-type="string">
            <text:p>mois </text:p>
          </table:table-cell>
          <table:table-cell table:style-name="ce1" office:value-type="string">
            <text:p>Heure</text:p>
          </table:table-cell>
          <table:table-cell table:style-name="ce1"/>
          <table:table-cell table:style-name="ce1" office:value-type="string">
            <text:p>Salaire en brut</text:p>
          </table:table-cell>
          <table:table-cell table:style-name="ce1" office:value-type="string">
            <text:p>mois</text:p>
          </table:table-cell>
          <table:table-cell office:value-type="string">
            <text:p>heure</text:p>
          </table:table-cell>
        </table:table-row>
        <table:table-row table:style-name="ro1">
          <table:table-cell/>
          <table:table-cell table:style-name="ce2" office:value-type="currency" office:currency="EUR" office:value="2275">
            <text:p>2 275,00 €</text:p>
          </table:table-cell>
          <table:table-cell table:style-name="ce2" office:value-type="currency" office:currency="EUR" office:value="15">
            <text:p>15,00 €</text:p>
          </table:table-cell>
          <table:table-cell table:style-name="ce1" table:number-columns-repeated="2"/>
          <table:table-cell table:style-name="ce4" office:value-type="currency" office:currency="EUR" office:value="5000">
            <text:p>5 000,00 €</text:p>
          </table:table-cell>
          <table:table-cell table:style-name="ce6" office:value-type="currency" office:currency="EUR" office:value="32.93">
            <text:p>32,93 €</text:p>
          </table:table-cell>
        </table:table-row>
        <table:table-row table:style-name="ro1">
          <table:table-cell/>
          <table:table-cell table:style-name="ce1" table:number-columns-repeated="5"/>
          <table:table-cell/>
        </table:table-row>
        <table:table-row table:style-name="ro1">
          <table:table-cell office:value-type="string">
            <text:p>ID de la tache</text:p>
          </table:table-cell>
          <table:table-cell table:style-name="ce1" office:value-type="string">
            <text:p>Temps Jour</text:p>
          </table:table-cell>
          <table:table-cell table:style-name="ce1" office:value-type="string">
            <text:p>Temps en Heure</text:p>
          </table:table-cell>
          <table:table-cell table:style-name="ce1" office:value-type="string">
            <text:p>Nb développeur</text:p>
          </table:table-cell>
          <table:table-cell table:style-name="ce1" office:value-type="string">
            <text:p>Chef de Projet </text:p>
          </table:table-cell>
          <table:table-cell table:style-name="ce1" office:value-type="string">
            <text:p>prix de la tache en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018">
            <text:p>0,018</text:p>
          </table:table-cell>
          <table:table-cell table:style-name="ce1" table:formula="of:=[.B6]*24" office:value-type="float" office:value="0.432">
            <text:p>0,43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x</text:p>
          </table:table-cell>
          <table:table-cell table:style-name="ce1" table:formula="of:=[.C6]*[.D6]*15 + IF([.E6]=&quot;x&quot;; 32.93 ; 0)*[.C6]" office:value-type="float" office:value="33.66576">
            <text:p>33,6657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0.214">
            <text:p>0,214</text:p>
          </table:table-cell>
          <table:table-cell table:style-name="ce1" table:formula="of:=[.B7]*24" office:value-type="float" office:value="5.136">
            <text:p>5,136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table:formula="of:=[.C7]*[.D7]*15 + IF([.E7]=&quot;x&quot;; 32.93 ; 0)*[.C7]" office:value-type="float" office:value="169.12848">
            <text:p>169,1284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0.107">
            <text:p>0,107</text:p>
          </table:table-cell>
          <table:table-cell table:style-name="ce1" table:formula="of:=[.B8]*24" office:value-type="float" office:value="2.568">
            <text:p>2,56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x</text:p>
          </table:table-cell>
          <table:table-cell table:style-name="ce1" table:formula="of:=[.C8]*[.D8]*15 + IF([.E8]=&quot;x&quot;; 32.93 ; 0)*[.C8]" office:value-type="float" office:value="123.08424">
            <text:p>123,0842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0.208">
            <text:p>0,208</text:p>
          </table:table-cell>
          <table:table-cell table:style-name="ce1" table:formula="of:=[.B9]*24" office:value-type="float" office:value="4.992">
            <text:p>4,99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9]*[.D9]*15 + IF([.E9]=&quot;x&quot;; 32.93 ; 0)*[.C9]" office:value-type="float" office:value="74.88">
            <text:p>74,8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0.143">
            <text:p>0,143</text:p>
          </table:table-cell>
          <table:table-cell table:style-name="ce1" table:formula="of:=[.B10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10]*[.D10]*15 + IF([.E10]=&quot;x&quot;; 32.93 ; 0)*[.C10]" office:value-type="float" office:value="51.48">
            <text:p>51,4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0.143">
            <text:p>0,143</text:p>
          </table:table-cell>
          <table:table-cell table:style-name="ce1" table:formula="of:=[.B11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11]*[.D11]*15 + IF([.E11]=&quot;x&quot;; 32.93 ; 0)*[.C11]" office:value-type="float" office:value="51.48">
            <text:p>51,4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0.291">
            <text:p>0,291</text:p>
          </table:table-cell>
          <table:table-cell table:style-name="ce1" table:formula="of:=[.B12]*24" office:value-type="float" office:value="6.984">
            <text:p>6,98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C12]*[.D12]*15 + IF([.E12]=&quot;x&quot;; 32.93 ; 0)*[.C12]" office:value-type="float" office:value="209.52">
            <text:p>209,5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0.071">
            <text:p>0,071</text:p>
          </table:table-cell>
          <table:table-cell table:style-name="ce1" table:formula="of:=[.B13]*24" office:value-type="float" office:value="1.704">
            <text:p>1,70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C13]*[.D13]*15 + IF([.E13]=&quot;x&quot;; 32.93 ; 0)*[.C13]" office:value-type="float" office:value="51.12">
            <text:p>51,1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0.071">
            <text:p>0,071</text:p>
          </table:table-cell>
          <table:table-cell table:style-name="ce1" table:formula="of:=[.B14]*24" office:value-type="float" office:value="1.704">
            <text:p>1,70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C14]*[.D14]*15 + IF([.E14]=&quot;x&quot;; 32.93 ; 0)*[.C14]" office:value-type="float" office:value="51.12">
            <text:p>51,1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0.375">
            <text:p>0,375</text:p>
          </table:table-cell>
          <table:table-cell table:style-name="ce1" table:formula="of:=[.B15]*24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C15]*[.D15]*15 + IF([.E15]=&quot;x&quot;; 32.93 ; 0)*[.C15]"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0.071">
            <text:p>0,071</text:p>
          </table:table-cell>
          <table:table-cell table:style-name="ce1" table:formula="of:=[.B16]*24" office:value-type="float" office:value="1.704">
            <text:p>1,70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C16]*[.D16]*15 + IF([.E16]=&quot;x&quot;; 32.93 ; 0)*[.C16]" office:value-type="float" office:value="51.12">
            <text:p>51,1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0.143">
            <text:p>0,143</text:p>
          </table:table-cell>
          <table:table-cell table:style-name="ce1" table:formula="of:=[.B17]*24" office:value-type="float" office:value="3.432">
            <text:p>3,432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C17]*[.D17]*15 + IF([.E17]=&quot;x&quot;; 32.93 ; 0)*[.C17]" office:value-type="float" office:value="102.96">
            <text:p>102,9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0.375">
            <text:p>0,375</text:p>
          </table:table-cell>
          <table:table-cell table:style-name="ce1" table:formula="of:=[.B18]*24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18]*[.D18]*15 + IF([.E18]=&quot;x&quot;; 32.93 ; 0)*[.C18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0.143">
            <text:p>0,143</text:p>
          </table:table-cell>
          <table:table-cell table:style-name="ce1" table:formula="of:=[.B19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19]*[.D19]*15 + IF([.E19]=&quot;x&quot;; 32.93 ; 0)*[.C19]" office:value-type="float" office:value="51.48">
            <text:p>51,4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0.143">
            <text:p>0,143</text:p>
          </table:table-cell>
          <table:table-cell table:style-name="ce1" table:formula="of:=[.B20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0]*[.D20]*15 + IF([.E20]=&quot;x&quot;; 32.93 ; 0)*[.C20]" office:value-type="float" office:value="51.48">
            <text:p>51,4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0.375">
            <text:p>0,375</text:p>
          </table:table-cell>
          <table:table-cell table:style-name="ce1" table:formula="of:=[.B21]*24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C21]*[.D21]*15 + IF([.E21]=&quot;x&quot;; 32.93 ; 0)*[.C21]"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0.036">
            <text:p>0,036</text:p>
          </table:table-cell>
          <table:table-cell table:style-name="ce1" table:formula="of:=[.B22]*24" office:value-type="float" office:value="0.864">
            <text:p>0,86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C22]*[.D22]*15 + IF([.E22]=&quot;x&quot;; 32.93 ; 0)*[.C22]" office:value-type="float" office:value="25.92">
            <text:p>25,9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0.036">
            <text:p>0,036</text:p>
          </table:table-cell>
          <table:table-cell table:style-name="ce1" table:formula="of:=[.B23]*24" office:value-type="float" office:value="0.864">
            <text:p>0,86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C23]*[.D23]*15 + IF([.E23]=&quot;x&quot;; 32.93 ; 0)*[.C23]" office:value-type="float" office:value="25.92">
            <text:p>25,9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0.214">
            <text:p>0,214</text:p>
          </table:table-cell>
          <table:table-cell table:style-name="ce1" table:formula="of:=[.B24]*24" office:value-type="float" office:value="5.136">
            <text:p>5,136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table:formula="of:=[.C24]*[.D24]*15 + IF([.E24]=&quot;x&quot;; 32.93 ; 0)*[.C24]" office:value-type="float" office:value="169.12848">
            <text:p>169,1284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0.19">
            <text:p>0,19</text:p>
          </table:table-cell>
          <table:table-cell table:style-name="ce1" table:formula="of:=[.B25]*24" office:value-type="float" office:value="4.56">
            <text:p>4,5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5]*[.D25]*15 + IF([.E25]=&quot;x&quot;; 32.93 ; 0)*[.C25]" office:value-type="float" office:value="68.4">
            <text:p>68,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0.027">
            <text:p>0,027</text:p>
          </table:table-cell>
          <table:table-cell table:style-name="ce1" table:formula="of:=[.B26]*24" office:value-type="float" office:value="0.648">
            <text:p>0,648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x</text:p>
          </table:table-cell>
          <table:table-cell table:style-name="ce1" table:formula="of:=[.C26]*[.D26]*15 + IF([.E26]=&quot;x&quot;; 32.93 ; 0)*[.C26]" office:value-type="float" office:value="50.49864">
            <text:p>50,4986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0.143">
            <text:p>0,143</text:p>
          </table:table-cell>
          <table:table-cell table:style-name="ce1" table:formula="of:=[.B27]*24" office:value-type="float" office:value="3.432">
            <text:p>3,43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table:formula="of:=[.C27]*[.D27]*15 + IF([.E27]=&quot;x&quot;; 32.93 ; 0)*[.C27]" office:value-type="float" office:value="113.01576">
            <text:p>113,0157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0.429">
            <text:p>0,429</text:p>
          </table:table-cell>
          <table:table-cell table:style-name="ce1" table:formula="of:=[.B28]*24" office:value-type="float" office:value="10.296">
            <text:p>10,29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8]*[.D28]*15 + IF([.E28]=&quot;x&quot;; 32.93 ; 0)*[.C28]" office:value-type="float" office:value="154.44">
            <text:p>154,4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0.179">
            <text:p>0,179</text:p>
          </table:table-cell>
          <table:table-cell table:style-name="ce1" table:formula="of:=[.B29]*24" office:value-type="float" office:value="4.296">
            <text:p>4,296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table:formula="of:=[.C29]*[.D29]*15 + IF([.E29]=&quot;x&quot;; 32.93 ; 0)*[.C29]" office:value-type="float" office:value="128.88">
            <text:p>128,88</text:p>
          </table:table-cell>
          <table:table-cell/>
        </table:table-row>
        <table:table-row table:style-name="ro1">
          <table:table-cell/>
          <table:table-cell table:style-name="ce1" table:number-columns-repeated="5"/>
          <table:table-cell/>
        </table:table-row>
        <table:table-row table:style-name="ro2">
          <table:table-cell/>
          <table:table-cell table:style-name="ce1" table:number-columns-repeated="3"/>
          <table:table-cell table:style-name="ce3" office:value-type="string">
            <text:p>prix total : </text:p>
          </table:table-cell>
          <table:table-cell table:style-name="ce5" table:formula="of:=SUM([.F6:.F29])" office:value-type="float" office:value="2483.72136">
            <text:p>2483,72136</text:p>
          </table:table-cell>
          <table:table-cell office:value-type="string">
            <text:p>€</text:p>
          </table:table-cell>
        </table:table-row>
        <table:table-row table:style-name="ro2" table:number-rows-repeated="7">
          <table:table-cell/>
          <table:table-cell table:style-name="ce1" table:number-columns-repeated="5"/>
          <table:table-cell/>
        </table:table-row>
        <table:table-row table:style-name="ro2" table:number-rows-repeated="1048537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7">27/05/2023</text:date>, <text:time>19:0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6T11:39:56.646000000</meta:creation-date>
    <dc:date>2023-05-27T19:07:57.73</dc:date>
    <meta:editing-duration>PT3H29M44S</meta:editing-duration>
    <meta:editing-cycles>4</meta:editing-cycles>
    <meta:generator>OpenOffice/4.1.13$Win32 OpenOffice.org_project/4113m1$Build-9810</meta:generator>
    <dc:creator>Robin Fligitter</dc:creator>
    <meta:document-statistic meta:table-count="1" meta:cell-count="167" meta:object-count="0"/>
  </office:meta>
</office:document-meta>
</file>